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8afb9" officeooo:paragraph-rsid="0018afb9"/>
    </style:style>
    <style:style style:name="P2" style:family="paragraph" style:parent-style-name="Title">
      <style:text-properties officeooo:rsid="0018afb9" officeooo:paragraph-rsid="0018afb9"/>
    </style:style>
    <style:style style:name="P3" style:family="paragraph" style:parent-style-name="Text_20_body">
      <style:text-properties fo:font-style="normal" officeooo:rsid="0018afb9" officeooo:paragraph-rsid="0018afb9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5. Creating multiple environments </text:p>
      <text:p text:style-name="P1"/>
      <text:p text:style-name="P1">We're now going to change our architecture. <text:s/>Previously we set up and monitored a webserver and a database minion. <text:s/>Now we're going to create two environments, a <text:span text:style-name="T1">dev</text:span><text:span text:style-name="T2"> and a </text:span><text:span text:style-name="T1">qa</text:span><text:span text:style-name="T2"> environment that we will be controlling with Saltstack. </text:span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8:54:51.747204428</meta:creation-date>
    <meta:editing-duration>P0D</meta:editing-duration>
    <meta:editing-cycles>2</meta:editing-cycles>
    <meta:generator>LibreOffice/4.2.8.2$Linux_X86_64 LibreOffice_project/420m0$Build-2</meta:generator>
    <dc:date>2017-02-19T18:55:10.112713527</dc:date>
    <meta:document-statistic meta:table-count="0" meta:image-count="0" meta:object-count="0" meta:page-count="1" meta:paragraph-count="2" meta:word-count="44" meta:character-count="269" meta:non-whitespace-character-count="223"/>
  </office:meta>
</office:document-meta>
</file>